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igh Tower Text" svg:font-family="'High Tower Tex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style:font-name="High Tower Text" officeooo:rsid="0013db51" officeooo:paragraph-rsid="0014f59f"/>
    </style:style>
    <style:style style:name="P2" style:family="paragraph" style:parent-style-name="Standard">
      <style:paragraph-properties fo:text-align="center" style:justify-single-word="false"/>
      <style:text-properties fo:color="#800000" loext:opacity="100%" fo:font-weight="bold" officeooo:rsid="000a4532" officeooo:paragraph-rsid="0014a2c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weight="normal" officeooo:rsid="000cdc3a" officeooo:paragraph-rsid="0014a2c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weight="normal" officeooo:rsid="000a4532" officeooo:paragraph-rsid="0014a2c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weight="normal" officeooo:rsid="000bf12d" officeooo:paragraph-rsid="0014a2c8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fo:font-weight="normal" officeooo:rsid="000bf12d" officeooo:paragraph-rsid="0014a2c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weight="bold" officeooo:rsid="000a4532" officeooo:paragraph-rsid="0014a2c8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loext:opacity="100%" fo:font-weight="bold" officeooo:rsid="000a4532" officeooo:paragraph-rsid="0014a2c8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66ff" loext:opacity="100%" fo:font-weight="bold" officeooo:rsid="000a4532" officeooo:paragraph-rsid="0014a2c8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66ff" loext:opacity="100%" fo:font-weight="normal" officeooo:rsid="000a4532" officeooo:paragraph-rsid="0014a2c8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66ff" loext:opacity="100%" fo:font-weight="bold" officeooo:rsid="0015708c" officeooo:paragraph-rsid="0015708c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fo:font-weight="normal" officeooo:rsid="000bf12d" officeooo:paragraph-rsid="0014a2c8" style:font-weight-asian="normal" style:font-weight-complex="normal"/>
    </style:style>
    <style:style style:name="T1" style:family="text">
      <style:text-properties fo:color="#0066ff" loext:opacity="100%"/>
    </style:style>
    <style:style style:name="T2" style:family="text">
      <style:text-properties officeooo:rsid="000bf12d"/>
    </style:style>
    <style:style style:name="T3" style:family="text">
      <style:text-properties officeooo:rsid="000cdc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IMULATORE CALCIO</text:p>
      <text:p text:style-name="P2"/>
      <text:p text:style-name="P6"/>
      <text:p text:style-name="P5"/>
      <text:p text:style-name="P11">ISTRUZIONI</text:p>
      <text:p text:style-name="P6"/>
      <text:p text:style-name="P5">L’interfaccia è composta da un semplice command prompt dove le uniche cose che l’utente deve inserire sono:</text:p>
      <text:p text:style-name="P3">1) Quale squadra gioca in casa.</text:p>
      <text:p text:style-name="P5"><text:span text:style-name="T3">2</text:span>) Quale squadra gioca in <text:span text:style-name="T3">trasferta</text:span>.</text:p>
      <text:p text:style-name="P5"><text:span text:style-name="T3">3</text:span>) Quali sono le squadre che giocheranno</text:p>
      <text:p text:style-name="P3">Una volta fatto ciò il programma darà in output l’intera partita come descritta precedentemente.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igh Tower Text" svg:font-family="'High Tower Tex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High Tower Text" officeooo:rsid="0013db51" officeooo:paragraph-rsid="0014f59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Goretti Leonardo, Casolaro Diego, Taddeo Taboada <text:tab/>4°C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10T10:44:05.836000000</meta:creation-date>
    <meta:generator>LibreOffice/7.2.5.2$Windows_X86_64 LibreOffice_project/499f9727c189e6ef3471021d6132d4c694f357e5</meta:generator>
    <dc:date>2025-12-10T12:32:31.321000000</dc:date>
    <meta:editing-duration>PT3M11S</meta:editing-duration>
    <meta:editing-cycles>4</meta:editing-cycles>
    <meta:document-statistic meta:table-count="0" meta:image-count="0" meta:object-count="0" meta:page-count="1" meta:paragraph-count="8" meta:word-count="60" meta:character-count="390" meta:non-whitespace-character-count="337"/>
  </office:meta>
</office:document-meta>
</file>